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2.471cm" table:align="left"/>
    </style:style>
    <style:style style:name="Table1.A" style:family="table-column">
      <style:table-column-properties style:column-width="2.887cm"/>
    </style:style>
    <style:style style:name="Table1.B" style:family="table-column">
      <style:table-column-properties style:column-width="9.583cm"/>
    </style:style>
    <style:style style:name="Table1.A1" style:family="table-cell">
      <style:table-cell-properties style:vertical-align="middle" fo:padding="0.049cm" fo:border="none"/>
    </style:style>
    <style:style style:name="P1" style:family="paragraph" style:parent-style-name="Preformatted_20_Text">
      <style:paragraph-properties fo:line-height="115%"/>
      <style:text-properties fo:font-size="12pt" officeooo:rsid="001292f4" officeooo:paragraph-rsid="001292f4" style:font-size-asian="10.5pt" style:font-size-complex="12pt"/>
    </style:style>
    <style:style style:name="P2" style:family="paragraph" style:parent-style-name="Preformatted_20_Text">
      <style:text-properties style:font-name="Liberation Sans" fo:font-size="12pt" officeooo:rsid="001292f4" officeooo:paragraph-rsid="001292f4" style:font-size-asian="10.5pt" style:font-size-complex="12pt"/>
    </style:style>
    <style:style style:name="P3" style:family="paragraph" style:parent-style-name="Preformatted_20_Text">
      <style:paragraph-properties fo:line-height="115%"/>
      <style:text-properties style:font-name="Liberation Sans" fo:font-size="12pt" officeooo:rsid="001292f4" officeooo:paragraph-rsid="001292f4" style:font-size-asian="10.5pt" style:font-size-complex="12pt"/>
    </style:style>
    <style:style style:name="P4" style:family="paragraph" style:parent-style-name="Preformatted_20_Text">
      <style:paragraph-properties fo:line-height="115%"/>
      <style:text-properties style:font-name="Liberation Sans" fo:font-size="12pt" officeooo:rsid="001292f4" officeooo:paragraph-rsid="001534e2" style:font-size-asian="10.5pt" style:font-size-complex="12pt"/>
    </style:style>
    <style:style style:name="P5" style:family="paragraph" style:parent-style-name="Preformatted_20_Text">
      <style:paragraph-properties fo:line-height="115%"/>
      <style:text-properties style:font-name="Liberation Sans" fo:font-size="12pt" officeooo:rsid="001b237e" officeooo:paragraph-rsid="001b237e" style:font-size-asian="10.5pt" style:font-size-complex="12pt"/>
    </style:style>
    <style:style style:name="P6" style:family="paragraph" style:parent-style-name="Preformatted_20_Text">
      <style:paragraph-properties fo:text-align="center" style:justify-single-word="false"/>
      <style:text-properties style:font-name="Liberation Sans" fo:font-size="12pt" fo:font-weight="bold" officeooo:rsid="001292f4" officeooo:paragraph-rsid="001292f4" style:font-size-asian="10.5pt" style:font-weight-asian="bold" style:font-size-complex="12pt" style:font-weight-complex="bold"/>
    </style:style>
    <style:style style:name="P7" style:family="paragraph" style:parent-style-name="Preformatted_20_Text">
      <style:text-properties style:font-name="Liberation Sans" fo:font-size="12pt" fo:font-weight="bold" officeooo:rsid="00170e50" officeooo:paragraph-rsid="00170e50" style:font-size-asian="10.5pt" style:font-weight-asian="bold" style:font-size-complex="12pt" style:font-weight-complex="bold"/>
    </style:style>
    <style:style style:name="P8" style:family="paragraph" style:parent-style-name="Preformatted_20_Text">
      <style:paragraph-properties fo:line-height="115%"/>
      <style:text-properties style:font-name="Liberation Sans" fo:font-size="12pt" fo:font-weight="bold" officeooo:rsid="0018aff5" officeooo:paragraph-rsid="0018aff5" style:font-size-asian="10.5pt" style:font-weight-asian="bold" style:font-size-complex="12pt" style:font-weight-complex="bold"/>
    </style:style>
    <style:style style:name="P9" style:family="paragraph" style:parent-style-name="Preformatted_20_Text">
      <style:paragraph-properties fo:line-height="115%"/>
      <style:text-properties style:font-name="Liberation Sans" fo:font-size="12pt" fo:font-weight="bold" officeooo:rsid="001b237e" officeooo:paragraph-rsid="001b237e" style:font-size-asian="10.5pt" style:font-weight-asian="bold" style:font-size-complex="12pt" style:font-weight-complex="bold"/>
    </style:style>
    <style:style style:name="P10" style:family="paragraph" style:parent-style-name="Preformatted_20_Text">
      <style:paragraph-properties fo:line-height="115%"/>
      <style:text-properties style:font-name="Liberation Sans" fo:font-size="12pt" fo:font-weight="bold" officeooo:rsid="001c4847" officeooo:paragraph-rsid="001c4847" style:font-size-asian="10.5pt" style:font-weight-asian="bold" style:font-size-complex="12pt" style:font-weight-complex="bold"/>
    </style:style>
    <style:style style:name="P11" style:family="paragraph" style:parent-style-name="Table_20_Contents">
      <style:paragraph-properties fo:margin-top="0cm" fo:margin-bottom="0.499cm" style:contextual-spacing="false"/>
    </style:style>
    <style:style style:name="P12" style:family="paragraph" style:parent-style-name="Table_20_Heading">
      <style:paragraph-properties fo:margin-top="0cm" fo:margin-bottom="0.499cm" style:contextual-spacing="false"/>
    </style:style>
    <style:style style:name="P13" style:family="paragraph" style:parent-style-name="Preformatted_20_Text">
      <style:paragraph-properties fo:line-height="115%"/>
      <style:text-properties style:font-name="Liberation Sans" fo:font-size="12pt" fo:font-weight="normal" officeooo:rsid="0018aff5" officeooo:paragraph-rsid="0018aff5" style:font-size-asian="10.5pt" style:font-weight-asian="normal" style:font-size-complex="12pt" style:font-weight-complex="normal"/>
    </style:style>
    <style:style style:name="P14" style:family="paragraph" style:parent-style-name="Preformatted_20_Text">
      <style:paragraph-properties fo:line-height="115%"/>
      <style:text-properties fo:font-size="12pt" officeooo:rsid="001292f4" officeooo:paragraph-rsid="001292f4" style:font-size-asian="10.5pt" style:font-size-complex="12pt"/>
    </style:style>
    <style:style style:name="P15" style:family="paragraph" style:parent-style-name="Preformatted_20_Text">
      <style:text-properties style:font-name="Liberation Sans" fo:font-size="12pt" officeooo:paragraph-rsid="0020ec2d" style:font-size-asian="12pt" style:font-size-complex="12pt"/>
    </style:style>
    <style:style style:name="P16" style:family="paragraph" style:parent-style-name="Preformatted_20_Text">
      <style:paragraph-properties fo:line-height="115%"/>
      <style:text-properties style:font-name="Liberation Sans" fo:font-size="12pt" officeooo:rsid="001292f4" officeooo:paragraph-rsid="0020ec2d" style:font-size-asian="12pt" style:font-size-complex="12pt"/>
    </style:style>
    <style:style style:name="P17" style:family="paragraph" style:parent-style-name="Table_20_Heading">
      <style:paragraph-properties fo:margin-top="0cm" fo:margin-bottom="0.499cm" style:contextual-spacing="false"/>
    </style:style>
    <style:style style:name="T1" style:family="text">
      <style:text-properties officeooo:rsid="0013471a"/>
    </style:style>
    <style:style style:name="T2" style:family="text">
      <style:text-properties fo:font-weight="bold" style:font-weight-asian="bold" style:font-weight-complex="bold"/>
    </style:style>
    <style:style style:name="T3" style:family="text">
      <style:text-properties fo:font-weight="bold" officeooo:rsid="00140165" style:font-weight-asian="bold" style:font-weight-complex="bold"/>
    </style:style>
    <style:style style:name="T4" style:family="text">
      <style:text-properties fo:font-weight="bold" officeooo:rsid="001534e2" style:font-weight-asian="bold" style:font-weight-complex="bold"/>
    </style:style>
    <style:style style:name="T5" style:family="text">
      <style:text-properties officeooo:rsid="001534e2"/>
    </style:style>
    <style:style style:name="T6" style:family="text">
      <style:text-properties officeooo:rsid="00170e50"/>
    </style:style>
    <style:style style:name="T7" style:family="text">
      <style:text-properties fo:font-weight="normal" style:font-weight-asian="normal" style:font-weight-complex="normal"/>
    </style:style>
    <style:style style:name="T8" style:family="text">
      <style:text-properties fo:font-weight="normal" officeooo:rsid="001a2fa6" style:font-weight-asian="normal" style:font-weight-complex="normal"/>
    </style:style>
    <style:style style:name="T9" style:family="text">
      <style:text-properties officeooo:rsid="001b237e"/>
    </style:style>
    <style:style style:name="T10" style:family="text">
      <style:text-properties officeooo:rsid="00200d03"/>
    </style:style>
    <style:style style:name="T11" style:family="text">
      <style:text-properties officeooo:rsid="0020ec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troduction to the internet.</text:p>
      <text:p text:style-name="P2"/>
      <text:p text:style-name="P2"/>
      <text:p text:style-name="P7">IP addresses and protocols</text:p>
      <text:p text:style-name="P4">The internet uses internet protocols. <text:span text:style-name="T6">IP adddress are used by the servers to identify which devices gets to receive the data.</text:span> IP packets are what are sent over the internet.These packe<text:span text:style-name="T6">ts</text:span> contain the destination IP address and the source IP address. These address are in the header and he cont<text:span text:style-name="T1">e</text:span>nt is in the <text:span text:style-name="T2">payload.</text:span> </text:p>
      <text:p text:style-name="P4"/>
      <text:p text:style-name="P4"><text:span text:style-name="T5">I</text:span>P packets can be dropped along the way, become corrupted or can arrive out of order so to solve this problem you use the <text:span text:style-name="T2">TCP and UDP. </text:span><text:span text:style-name="T3">TCP is used for data that must arrive correctly and in order like text and images while UDP is used for sending data that can </text:span><text:span text:style-name="T4">tolorate data loss like voice calls or live streaming </text:span>These 2 protocols are conained in the payload whcih further contains other protocols.</text:p>
      <text:p text:style-name="P4"/>
      <text:p text:style-name="P4"/>
      <text:p text:style-name="P8">Introduction to HTTP <text:span text:style-name="T9">and HTTPS</text:span></text:p>
      <text:p text:style-name="P8">Hypertext transfer protocol <text:span text:style-name="T7">is a request-response protocol. It is what enables our web browser to communicate with the web server. HTTP requests comprised of the mehod, version, path and headers. <text:s/>The most common HTTP methods are methods such as <text:s/></text:span></text:p>
      <text:p text:style-name="P13">GET, POST, PUT, DELETE methods. </text:p>
      <text:p text:style-name="P10">HTTP request<text:span text:style-name="T7"> consists of HTTP method, the requested resource and HTTP protocol version</text:span></text:p>
      <text:p text:style-name="P8">HTTP response <text:span text:style-name="T7">header containing status code, optonal contain body.</text:span></text:p>
      <text:p text:style-name="P13"/>
      <text:p text:style-name="P8">Status codes and grouping:</text:p>
      <text:p text:style-name="P13">Informational <text:s text:c="2"/>100-199 coomon is 100</text:p>
      <text:p text:style-name="P13">successful <text:s text:c="3"/>200-299 <text:s text:c="2"/>common is 200 OK</text:p>
      <text:p text:style-name="P8"><text:span text:style-name="T7">Redirectional <text:s/>300-299 <text:s/>common is </text:span><text:span text:style-name="T8">301 and 302</text:span></text:p>
      <text:p text:style-name="P8"><text:span text:style-name="T7">client error 400-499 <text:s text:c="3"/>commm</text:span><text:span text:style-name="T8">on one is, 400, 401, 403, 404 resource not found</text:span></text:p>
      <text:p text:style-name="P8"><text:span text:style-name="T7">server error 500-599 <text:s/></text:span><text:span text:style-name="T8">common is 500 internal server error</text:span></text:p>
      <text:p text:style-name="P9"/>
      <text:p text:style-name="P9">HTTPS</text:p>
      <text:p text:style-name="P5">Using HTTPS, content is <text:span text:style-name="T10">encrypted and </text:span>turned into secret code<text:span text:style-name="T10">s</text:span> between sending and receiving of data. It is a way of sending data securely.</text:p>
      <text:p text:style-name="P3"/>
      <text:p text:style-name="P1"/>
      <table:table table:name="Table1" table:style-name="Table1">
        <table:table-column table:style-name="Table1.A"/>
        <table:table-column table:style-name="Table1.B"/>
        <table:table-row>
          <table:table-cell table:style-name="Table1.A1" office:value-type="string">
            <text:p text:style-name="P12">HTT Method</text:p>
          </table:table-cell>
          <table:table-cell table:style-name="Table1.A1" office:value-type="string">
            <text:p text:style-name="P12">Description</text:p>
          </table:table-cell>
        </table:table-row>
        <table:table-row>
          <table:table-cell table:style-name="Table1.A1" office:value-type="string">
            <text:p text:style-name="P11">GET</text:p>
          </table:table-cell>
          <table:table-cell table:style-name="Table1.A1" office:value-type="string">
            <text:p text:style-name="P11">The client requests a resource on the web server.</text:p>
          </table:table-cell>
        </table:table-row>
        <table:table-row>
          <table:table-cell table:style-name="Table1.A1" office:value-type="string">
            <text:p text:style-name="P11">POST</text:p>
          </table:table-cell>
          <table:table-cell table:style-name="Table1.A1" office:value-type="string">
            <text:p text:style-name="P11">The client submits data to a resource on the web server.</text:p>
          </table:table-cell>
        </table:table-row>
        <table:table-row>
          <table:table-cell table:style-name="Table1.A1" office:value-type="string">
            <text:p text:style-name="P11">PUT</text:p>
          </table:table-cell>
          <table:table-cell table:style-name="Table1.A1" office:value-type="string">
            <text:p text:style-name="P11">The client replaces a resource on the web server.</text:p>
          </table:table-cell>
        </table:table-row>
        <text:soft-page-break/>
        <table:table-row>
          <table:table-cell table:style-name="Table1.A1" office:value-type="string">
            <text:p text:style-name="P11">DELETE</text:p>
          </table:table-cell>
          <table:table-cell table:style-name="Table1.A1" office:value-type="string">
            <text:p text:style-name="P11">The client deletes a resource on the web ser<text:span text:style-name="T11">ver</text:span></text:p>
          </table:table-cell>
        </table:table-row>
      </table:table>
      <text:p text:style-name="P1"/>
      <text:p text:style-name="P1"/>
      <text:p text:style-name="P15">Dynamic Host Configuration Protocol DHCP</text:p>
      <text:p text:style-name="P15"/>
      <text:p text:style-name="P15">This is used to assign your computer an IP adddress wheb your commuter connects to a network</text:p>
      <text:p text:style-name="P15">Your computer communicates over User Datagram Protocol (UDP) using the protocol with a type of server called a DHCP server. </text:p>
      <text:p text:style-name="P15">Your computer communicates over User Datagram Protocol (UDP) using the protocol with a type of server called a DHCP server. </text:p>
      <text:p text:style-name="P15"/>
      <text:p text:style-name="P15">Other Internet Protocols</text:p>
      <text:p text:style-name="P15"/>
      <text:p text:style-name="P15">Hypertext Transfer Protocols (HTTP) are used on top of Transmission Control Protocol (TCP) to transfer webpages and other content from websites.</text:p>
      <text:p text:style-name="P15">This reading explores other protocols commonly used on the Internet.</text:p>
      <text:p text:style-name="P15">Dynamic Host Configuration Protocol (DHCP)</text:p>
      <text:p text:style-name="P15"/>
      <text:p text:style-name="P15">You've learned that computers need IP addresses to communicate with each other. When your computer connects to a network, the Dynamic Host Configuration Protocol or DHCP as it is commonly known, is used to assign your computer an IP address.</text:p>
      <text:p text:style-name="P15">Your computer communicates over User Datagram Protocol (UDP) using the protocol with a type of server called a DHCP server. The server keeps track of computers on the network and their IP addresses. It will assign your computer an IP address and respond over the protocol to let it know which IP address to use. Once your computer has an IP address, it can communicate with other computers on the network.</text:p>
      <text:p text:style-name="P15">Domain Name System Protocol (DNS)</text:p>
      <text:p text:style-name="P15"/>
      <text:p text:style-name="P15">Your computer needs a way to know with which IP address to communicate when you visit a website in your web browser, for example, meta.com. The Domain Name System Protocol, commonly known as DNS, provides this function. Your computer then checks with the DNS server associated with the domain name and then returns the correct IP address.</text:p>
      <text:p text:style-name="P15">Internet Message Access Protocol (IMAP)</text:p>
      <text:p text:style-name="P15"/>
      <text:p text:style-name="P15">Do you check your emails on your mobile or tablet device? Or maybe you use an email application on your computer?</text:p>
      <text:p text:style-name="P15">Your device needs a way to download emails and manage your mailbox on the server storing your emails. This is the purpose of the Internet Message Access Protocol or IMAP.</text:p>
      <text:p text:style-name="P15">Simple Mail Transfer Protocol (SMTP)</text:p>
      <text:p text:style-name="P15"/>
      <text:p text:style-name="P15">Now that your emails are on your device, you need a way to send emails. The Simple Mail Transfer Protocol, or SMTP, is used. It allows email clients to submit emails for sending via an SMTP server. You can also use it to receive emails from an email client, but IMAP is more commonly used.</text:p>
      <text:p text:style-name="P15">Post Office Protocol (POP)</text:p>
      <text:p text:style-name="P15"/>
      <text:p text:style-name="P15">The Post Office Protocol (POP) is an older protocol used to download emails to an email client. The main difference in using POP instead of IMAP is that POP will delete the emails on the server once they have been downloaded to your local device. Although it is no <text:soft-page-break/>longer commonly used in email clients, developers often use it to implement email automation as it is a more straightforward protocol than IMAP.</text:p>
      <text:p text:style-name="P15">File Transfer Protocol (FTP)</text:p>
      <text:p text:style-name="P15"/>
      <text:p text:style-name="P15">When running your websites and web applications on the Internet, you'll need a way to transfer the files from your local computer to the server they'll run on. The standard protocol used for this is the File Transfer Protocol or FTP. FTP allows you to list, send, receive and delete files on a server. Your server must run an FTP Server and you will need an FTP Client on your local machine. You'll learn more about these in a later course.</text:p>
      <text:p text:style-name="P15">Secure Shell Protocol (SSH)</text:p>
      <text:p text:style-name="P15"/>
      <text:p text:style-name="P15">When you start working with servers, you'll also need a way to log in and interact with the computer remotely. The most common method of doing this is using the Secure Shell Protocol, commonly referred to as SSH. Using an SSH client allows you to connect to an SSH server running on a server to perform commands on the remote computer.</text:p>
      <text:p text:style-name="P15">All data sent over SSH is encrypted. This means that third parties cannot understand the data transmitted. Only the sending and receiving computers can understand the data.</text:p>
      <text:p text:style-name="P15">SSH File Transfer Protocol (SFTP)</text:p>
      <text:p text:style-name="P15"/>
      <text:p text:style-name="P15">The data is transmitted insecurely when using the File Transfer Protocol. This means that third parties may understand the data that you are sending. This is not right if you transmit company files such as software and databases. To solve this, the SSH File Transfer Protocol, alternatively called the Secure File Transfer Protocol, can be used to transfer files over the SSH protocol. This ensures that the data is transmitted securely. Most FTP clients also support the SMost FTP clients also support the SFTP protocol.</text:p>
      <text:p text:style-name="P15"/>
      <text:p text:style-name="P15"/>
      <text:p text:style-name="P15">Webpages, websites and Web application</text:p>
      <text:p text:style-name="P15">Webpage is a single page on a website. Websites is a colleection of web pages, Web applications are more interactive than websites.</text:p>
      <text:p text:style-name="P15"/>
      <text:p text:style-name="P15">FRAMEWORKS AND LIBRARY</text:p>
      <text:p text:style-name="P15"/>
      <text:p text:style-name="P15"/>
      <text:p text:style-name="P15">APIS AND SERVICES</text:p>
      <text:p text:style-name="P15">Browser API</text:p>
      <text:p text:style-name="P15">RESTful APIs - Types of datat getting sent are JSON or Web pagesdatat</text:p>
      <text:p text:style-name="P15"/>
      <text:p text:style-name="P15">Learn more</text:p>
      <text:p text:style-name="P15"/>
      <text:p text:style-name="P15">Here is a list of resources that may be helpful as you continue your learning journey.</text:p>
      <text:p text:style-name="P15"/>
      <text:p text:style-name="P15">HTTP Overview (Mozilla)</text:p>
      <text:p text:style-name="P15"/>
      <text:p text:style-name="P15">https://developer.mozilla.org/en-US/docs/Web/HTTP/Overview</text:p>
      <text:p text:style-name="P15"/>
      <text:p text:style-name="P15">Introduction to Networking by Dr.Charles R Severance</text:p>
      <text:p text:style-name="P15"/>
      <text:p text:style-name="P15">https://www.amazon.com/Introduction-Networking-How-Internet-Works/dp/1511654945/</text:p>
      <text:p text:style-name="P15"/>
      <text:p text:style-name="P15">Chrome Developer Tools Overview (Google)</text:p>
      <text:p text:style-name="P15"/>
      <text:p text:style-name="P15"><text:soft-page-break/>https://developer.chrome.com/docs/devtools/overview/</text:p>
      <text:p text:style-name="P15"/>
      <text:p text:style-name="P15">Firefox Developer Tools User Docs <text:s/>(Mozilla)</text:p>
      <text:p text:style-name="P15"/>
      <text:p text:style-name="P15">https://firefox-source-docs.mozilla.org/devtools-user/index.html</text:p>
      <text:p text:style-name="P15"/>
      <text:p text:style-name="P15">Getting Started with Visual Studio Code <text:s/>(Microsoft)</text:p>
      <text:p text:style-name="P15"/>
      <text:p text:style-name="P15">https://code.visualstudio.com/docs</text:p>
      <text:p text:style-name="P15"/>
      <text:p text:style-name="P15"/>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G"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7-19T20:21:34.847911834</dc:date>
    <meta:editing-duration>PT1H49M35S</meta:editing-duration>
    <meta:editing-cycles>11</meta:editing-cycles>
    <meta:generator>LibreOffice/7.3.7.2$Linux_X86_64 LibreOffice_project/30$Build-2</meta:generator>
    <meta:document-statistic meta:table-count="1" meta:image-count="0" meta:object-count="0" meta:page-count="4" meta:paragraph-count="71" meta:word-count="1153" meta:character-count="7091" meta:non-whitespace-character-count="5987"/>
  </office:meta>
</office:document-meta>
</file>